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style:style style:name="T54" style:family="text">
      <style:text-properties officeooo:rsid="034cd6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my teeth,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 oriented. We cuddled while she looked at her phone. Then, she went on a walk w/ Kathryn while I took a short nap. We drove up to The WALK when she got back, sat at a booth. She ordered some salad w/ tots. We both ordered a Coke. She had to go to work and so venmoed me while I finished eating.</text:p>
      <text:p text:style-name="P55"><text:s text:c="3"/>I paid, walked slowly to the dispensary, then Aldi for grapes, bananas, plums. I went to Odd’s, ordered an Americano and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text:p text:style-name="P55"><text:s text:c="3"/><text:span text:style-name="T54">I wrote in LHS detailing from the first time Hannah rejected me up until today, briefly mentioning joining the Ever-Expanding, then typed all that up, d8:4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1T20:44:02.550626549</dc:date>
    <meta:editing-duration>P67DT20H56M43S</meta:editing-duration>
    <meta:editing-cycles>711</meta:editing-cycles>
    <meta:generator>LibreOffice/24.2.5.2$MacOSX_X86_64 LibreOffice_project/bffef4ea93e59bebbeaf7f431bb02b1a39ee8a59</meta:generator>
    <meta:print-date>2024-11-11T09:56:58.376764788</meta:print-date>
    <meta:document-statistic meta:table-count="0" meta:image-count="0" meta:object-count="0" meta:page-count="49" meta:paragraph-count="167" meta:word-count="7816" meta:character-count="41343" meta:non-whitespace-character-count="33538"/>
  </office:meta>
</office:document-meta>
</file>